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abdb" officeooo:paragraph-rsid="0015abdb"/>
    </style:style>
    <style:style style:name="P2" style:family="paragraph" style:parent-style-name="Standard">
      <style:text-properties officeooo:rsid="0015abdb" officeooo:paragraph-rsid="001b217f"/>
    </style:style>
    <style:style style:name="P3" style:family="paragraph" style:parent-style-name="Standard">
      <style:text-properties officeooo:rsid="00172fd5" officeooo:paragraph-rsid="00172fd5"/>
    </style:style>
    <style:style style:name="P4" style:family="paragraph" style:parent-style-name="Standard">
      <style:text-properties officeooo:rsid="00172fd5" officeooo:paragraph-rsid="001ea63a"/>
    </style:style>
    <style:style style:name="P5" style:family="paragraph" style:parent-style-name="Standard">
      <style:text-properties fo:font-size="16pt" fo:font-weight="bold" officeooo:rsid="0015abdb" officeooo:paragraph-rsid="001ea63a" style:font-size-asian="16pt" style:font-weight-asian="bold" style:font-size-complex="16pt" style:font-weight-complex="bold"/>
    </style:style>
    <style:style style:name="P6" style:family="paragraph" style:parent-style-name="Standard">
      <style:text-properties fo:font-size="16pt" fo:font-weight="bold" officeooo:rsid="0015abdb" officeooo:paragraph-rsid="001f9ef4" style:font-size-asian="16pt" style:font-weight-asian="bold" style:font-size-complex="16pt" style:font-weight-complex="bold"/>
    </style:style>
    <style:style style:name="P7" style:family="paragraph" style:parent-style-name="Standard">
      <style:text-properties fo:font-size="16pt" fo:font-weight="bold" officeooo:rsid="0015abdb" officeooo:paragraph-rsid="00233a75" style:font-size-asian="16pt" style:font-weight-asian="bold" style:font-size-complex="16pt" style:font-weight-complex="bold"/>
    </style:style>
    <style:style style:name="P8" style:family="paragraph" style:parent-style-name="Standard">
      <style:text-properties fo:font-size="16pt" fo:font-weight="bold" officeooo:rsid="001ea63a" officeooo:paragraph-rsid="001ea63a" style:font-size-asian="16pt" style:font-weight-asian="bold" style:font-size-complex="16pt" style:font-weight-complex="bold"/>
    </style:style>
    <style:style style:name="P9" style:family="paragraph" style:parent-style-name="Standard">
      <style:text-properties fo:font-size="16pt" fo:font-weight="bold" officeooo:rsid="00233a75" officeooo:paragraph-rsid="00233a75" style:font-size-asian="16pt" style:font-weight-asian="bold" style:font-size-complex="16pt" style:font-weight-complex="bold"/>
    </style:style>
    <style:style style:name="P10" style:family="paragraph" style:parent-style-name="Standard">
      <style:text-properties fo:font-size="15pt" officeooo:rsid="0015abdb" officeooo:paragraph-rsid="0015abdb" style:font-size-asian="15pt" style:font-size-complex="15pt"/>
    </style:style>
    <style:style style:name="P11" style:family="paragraph" style:parent-style-name="Standard">
      <style:text-properties fo:font-size="15pt" officeooo:rsid="0015abdb" officeooo:paragraph-rsid="001b217f" style:font-size-asian="15pt" style:font-size-complex="15pt"/>
    </style:style>
    <style:style style:name="P12" style:family="paragraph" style:parent-style-name="Standard">
      <style:text-properties fo:font-size="15pt" officeooo:rsid="001b217f" officeooo:paragraph-rsid="001b217f" style:font-size-asian="15pt" style:font-size-complex="15pt"/>
    </style:style>
    <style:style style:name="P13" style:family="paragraph" style:parent-style-name="Standard">
      <style:text-properties fo:font-size="15pt" officeooo:rsid="001ea63a" officeooo:paragraph-rsid="001ea63a" style:font-size-asian="15pt" style:font-size-complex="15pt"/>
    </style:style>
    <style:style style:name="P14" style:family="paragraph" style:parent-style-name="Standard">
      <style:text-properties fo:font-size="15pt" officeooo:rsid="0016d8f3" officeooo:paragraph-rsid="0016d8f3" style:font-size-asian="15pt" style:font-size-complex="15pt"/>
    </style:style>
    <style:style style:name="P15" style:family="paragraph" style:parent-style-name="Standard">
      <style:text-properties fo:font-size="15pt" officeooo:rsid="00172fd5" officeooo:paragraph-rsid="00172fd5" style:font-size-asian="15pt" style:font-size-complex="15pt"/>
    </style:style>
    <style:style style:name="P16" style:family="paragraph" style:parent-style-name="Standard">
      <style:text-properties fo:font-size="15pt" officeooo:rsid="00172fd5" officeooo:paragraph-rsid="001ea63a" style:font-size-asian="15pt" style:font-size-complex="15pt"/>
    </style:style>
    <style:style style:name="P17" style:family="paragraph" style:parent-style-name="Standard">
      <style:text-properties fo:font-size="15pt" officeooo:rsid="001fc811" officeooo:paragraph-rsid="001fc811" style:font-size-asian="15pt" style:font-size-complex="15pt"/>
    </style:style>
    <style:style style:name="P18" style:family="paragraph" style:parent-style-name="Standard">
      <style:text-properties officeooo:rsid="001ea63a" officeooo:paragraph-rsid="001ea63a"/>
    </style:style>
    <style:style style:name="P19" style:family="paragraph" style:parent-style-name="Standard">
      <style:paragraph-properties style:line-height-at-least="0.198in"/>
      <style:text-properties fo:color="#d4d4d4" style:font-name="Droid Sans Mono" fo:font-size="10.5pt" fo:font-weight="normal" fo:background-color="#1e1e1e"/>
    </style:style>
    <style:style style:name="P20" style:family="paragraph" style:parent-style-name="Standard">
      <style:paragraph-properties style:line-height-at-least="0.198in"/>
      <style:text-properties fo:color="#6a9955" style:font-name="Droid Sans Mono" fo:font-size="10.5pt" fo:font-weight="normal" fo:background-color="#1e1e1e"/>
    </style:style>
    <style:style style:name="P21" style:family="paragraph" style:parent-style-name="Standard">
      <style:paragraph-properties style:line-height-at-least="0.198in"/>
    </style:style>
    <style:style style:name="P22" style:family="paragraph" style:parent-style-name="Standard">
      <style:text-properties fo:color="#000000" style:font-name="Droid Sans Mono" fo:font-size="10.5pt" fo:font-weight="normal" officeooo:rsid="001ea63a" officeooo:paragraph-rsid="001ea63a" fo:background-color="transparent" style:font-size-asian="15pt" style:font-size-complex="15pt"/>
    </style:style>
    <style:style style:name="P23" style:family="paragraph" style:parent-style-name="Standard">
      <style:paragraph-properties style:line-height-at-least="0.198in"/>
      <style:text-properties fo:color="#000000" style:font-name="Droid Sans Mono" fo:font-size="10.5pt" fo:font-weight="normal" fo:background-color="transparent"/>
    </style:style>
    <style:style style:name="P24" style:family="paragraph" style:parent-style-name="Standard">
      <style:paragraph-properties style:line-height-at-least="0.198in"/>
      <style:text-properties fo:color="#000000" fo:background-color="transparent"/>
    </style:style>
    <style:style style:name="P25" style:family="paragraph" style:parent-style-name="Standard">
      <style:text-properties fo:color="#000000" fo:font-size="10.5pt" officeooo:paragraph-rsid="001ea63a" fo:background-color="transparent"/>
    </style:style>
    <style:style style:name="T1" style:family="text">
      <style:text-properties officeooo:rsid="0016d8f3"/>
    </style:style>
    <style:style style:name="T2" style:family="text">
      <style:text-properties officeooo:rsid="00172fd5"/>
    </style:style>
    <style:style style:name="T3" style:family="text">
      <style:text-properties officeooo:rsid="00186fac"/>
    </style:style>
    <style:style style:name="T4" style:family="text">
      <style:text-properties officeooo:rsid="00191749"/>
    </style:style>
    <style:style style:name="T5" style:family="text">
      <style:text-properties officeooo:rsid="001a7a35"/>
    </style:style>
    <style:style style:name="T6" style:family="text">
      <style:text-properties fo:font-weight="bold" officeooo:rsid="001a7a3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a7a35" style:font-weight-asian="normal" style:font-weight-complex="normal"/>
    </style:style>
    <style:style style:name="T9" style:family="text">
      <style:text-properties fo:font-weight="normal" officeooo:rsid="001b217f" style:font-weight-asian="normal" style:font-weight-complex="normal"/>
    </style:style>
    <style:style style:name="T10" style:family="text">
      <style:text-properties fo:color="#c9211e" fo:font-weight="bold" style:font-weight-asian="bold" style:font-weight-complex="bold"/>
    </style:style>
    <style:style style:name="T11" style:family="text">
      <style:text-properties fo:color="#c9211e" fo:font-weight="bold" officeooo:rsid="00191749" style:font-weight-asian="bold" style:font-weight-complex="bold"/>
    </style:style>
    <style:style style:name="T12" style:family="text">
      <style:text-properties fo:color="#c9211e" fo:font-weight="bold" officeooo:rsid="001b217f" style:font-weight-asian="bold" style:font-weight-complex="bold"/>
    </style:style>
    <style:style style:name="T13" style:family="text">
      <style:text-properties fo:color="#c9211e" fo:font-weight="bold" officeooo:rsid="001d11cb" style:font-weight-asian="bold" style:font-weight-complex="bold"/>
    </style:style>
    <style:style style:name="T14" style:family="text">
      <style:text-properties fo:color="#c9211e" fo:font-size="15pt" fo:font-weight="bold" style:font-size-asian="15pt" style:font-weight-asian="bold" style:font-size-complex="15pt" style:font-weight-complex="bold"/>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1d11cb" style:font-weight-asian="normal" style:font-weight-complex="normal"/>
    </style:style>
    <style:style style:name="T17" style:family="text">
      <style:text-properties fo:color="#ff0000" fo:font-weight="bold" officeooo:rsid="001d11cb" style:font-weight-asian="bold" style:font-weight-complex="bold"/>
    </style:style>
    <style:style style:name="T18" style:family="text">
      <style:text-properties fo:font-size="15pt" style:font-size-asian="15pt" style:font-size-complex="15pt"/>
    </style:style>
    <style:style style:name="T19" style:family="text">
      <style:text-properties fo:font-size="15pt" officeooo:rsid="00186fac" style:font-size-asian="15pt" style:font-size-complex="15pt"/>
    </style:style>
    <style:style style:name="T20" style:family="text">
      <style:text-properties fo:font-size="15pt" officeooo:rsid="0016d8f3" style:font-size-asian="15pt" style:font-size-complex="15pt"/>
    </style:style>
    <style:style style:name="T21" style:family="text">
      <style:text-properties officeooo:rsid="001ea63a"/>
    </style:style>
    <style:style style:name="T22" style:family="text">
      <style:text-properties officeooo:rsid="001f9ef4"/>
    </style:style>
    <style:style style:name="T23" style:family="text">
      <style:text-properties fo:font-size="20pt" style:font-size-asian="20pt" style:font-size-complex="20pt"/>
    </style:style>
    <style:style style:name="T24" style:family="text">
      <style:text-properties fo:font-size="20pt" officeooo:rsid="001ea63a" style:font-size-asian="20pt" style:font-size-complex="20pt"/>
    </style:style>
    <style:style style:name="T25" style:family="text">
      <style:text-properties fo:font-size="16pt" fo:font-weight="bold" style:font-size-asian="16pt" style:font-weight-asian="bold" style:font-size-complex="16pt" style:font-weight-complex="bold"/>
    </style:style>
    <style:style style:name="T26" style:family="text">
      <style:text-properties fo:color="#569cd6"/>
    </style:style>
    <style:style style:name="T27" style:family="text">
      <style:text-properties fo:color="#d4d4d4" style:font-name="Droid Sans Mono" fo:font-weight="normal"/>
    </style:style>
    <style:style style:name="T28" style:family="text">
      <style:text-properties fo:color="#d4d4d4" style:font-name="Droid Sans Mono" fo:font-weight="normal" fo:background-color="#1e1e1e" loext:char-shading-value="0"/>
    </style:style>
    <style:style style:name="T29" style:family="text">
      <style:text-properties fo:color="#ce9178"/>
    </style:style>
    <style:style style:name="T30" style:family="text">
      <style:text-properties fo:color="#6a9955"/>
    </style:style>
    <style:style style:name="T31" style:family="text">
      <style:text-properties fo:color="#b5cea8"/>
    </style:style>
    <style:style style:name="T32" style:family="text">
      <style:text-properties style:font-name="Droid Sans Mono"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tab/><text:tab/><text:tab/><text:tab/><text:tab/><text:span text:style-name="T24">Deliverables</text:span></text:p>
      <text:p text:style-name="P7"><text:span text:style-name="T24"><text:s/></text:span></text:p>
      <text:p text:style-name="P9"><text:span text:style-name="T23">Group : Hermann, Karl, Saad</text:span></text:p>
      <text:p text:style-name="P6"><text:span text:style-name="T21"><text:s/></text:span></text:p>
      <text:p text:style-name="P5"><text:span text:style-name="T21">a,b) </text:span>Understanding the flow of the Robot Code <text:span text:style-name="T21">and its goals </text:span></text:p>
      <text:p text:style-name="P1"/>
      <text:p text:style-name="P1">- <text:span text:style-name="T18">So the program, as <text:s/>the starting point, executes the function </text:span><text:span text:style-name="T14">“BuildGraph”</text:span><text:span text:style-name="T18"> which is going to give us an object containing links/connection</text:span><text:span text:style-name="T19">s</text:span><text:span text:style-name="T18"> between the 11 places.</text:span></text:p>
      <text:p text:style-name="P10"/>
      <text:p text:style-name="P11">- <text:span text:style-name="T3">Now, the </text:span><text:span text:style-name="T4">code would </text:span><text:span text:style-name="T5">execute</text:span><text:span text:style-name="T4"> “</text:span><text:span text:style-name="T11">VillageState.random” </text:span><text:span text:style-name="T4">where 5 parcels have been created, and pushed into an array. Therefore, “parcels” is an array having objects with keys, place(where the package is to be fetched) and address (where the package is to be delivered). <text:s/></text:span><text:span text:style-name="T5">The “new VillageState” is an object representing the state of the robot containing information like,</text:span><text:span text:style-name="T6"> the current position of the robot and parcel array.</text:span><text:span text:style-name="T8"> </text:span><text:span text:style-name="T9"><text:s/>So this allows the robot to know where it is located <text:s/>and where it has to go to fetch the package and where to deliver that package.</text:span></text:p>
      <text:p text:style-name="P11"><text:span text:style-name="T9"/></text:p>
      <text:p text:style-name="P12"><text:span text:style-name="T7">Note: place and address variables would hold random values of package location and target location respectively. This has been achieved here using the “</text:span><text:span text:style-name="T10">randomPick()” </text:span><text:span text:style-name="T7">function</text:span></text:p>
      <text:p text:style-name="P12"><text:span text:style-name="T7"/></text:p>
      <text:p text:style-name="P11"><text:span text:style-name="T9">- Inside the </text:span><text:span text:style-name="T12">“runRobot”</text:span><text:span text:style-name="T9"> function, we are going to pass a call back function named </text:span><text:span text:style-name="T12">“</text:span><text:span text:style-name="T13">randomRobot” </text:span><text:span text:style-name="T16">which randomly picks its next destination and pass to the function </text:span><text:span text:style-name="T17">move(destination)</text:span><text:span text:style-name="T16"> to tell robot where to go and deliver the package.</text:span></text:p>
      <text:p text:style-name="P11"><text:span text:style-name="T16"/></text:p>
      <text:p text:style-name="P11"><text:span text:style-name="T16">- Inside the </text:span><text:span text:style-name="T17">“move(destination)”</text:span><text:span text:style-name="T16"> function, it has been checked whether robot is already there at the pickup point using if-else statements. If the robot’s current position differs from the pickup location, the robot will head to the pickup location , pick up the package and move toward the destination. The filter in this function is just giving us the array of packets, that have to be delivered next. In the end, the destination would become the current position of the robot and in this way, we are updating the state of the robot.</text:span></text:p>
      <text:p text:style-name="P11"><text:span text:style-name="T16"/></text:p>
      <text:p text:style-name="P13"><text:span text:style-name="T16">Y</text:span><text:span text:style-name="T15">es, the robot delivers the packages to their desired destinations. </text:span></text:p>
      <text:p text:style-name="P13"><text:span text:style-name="T15"/></text:p>
      <text:p text:style-name="P13"><text:span text:style-name="T15"/></text:p>
      <text:p text:style-name="P13"><text:span text:style-name="T15"/></text:p>
      <text:p text:style-name="P2"><text:span text:style-name="T9"/></text:p>
      <text:p text:style-name="P2"><text:soft-page-break/><text:span text:style-name="T9"><text:s text:c="2"/></text:span><text:span text:style-name="T20">Call stack:</text:span></text:p>
      <text:p text:style-name="P14"/>
      <text:p text:style-name="P14">1 - Function Buildgraph </text:p>
      <text:p text:style-name="P14">2 - VillageState.random <text:s/>&lt;=&gt; randomPick<text:span text:style-name="T2">()</text:span></text:p>
      <text:p text:style-name="P14">3 - <text:span text:style-name="T2">VillageState(current position, <text:s/>parcels )</text:span></text:p>
      <text:p text:style-name="P15">4 - runRobot &lt;=&gt; move (destination) </text:p>
      <text:p text:style-name="P15"/>
      <text:p text:style-name="P18"><text:span text:style-name="T25">c) How to make the code better</text:span></text:p>
      <text:p text:style-name="P3"/>
      <text:p text:style-name="P15">- <text:span text:style-name="T21">Please use readable variables corresponding to their functionality. In this code, “this.place”, and “p.place” is a prime example of badly named variables , as the variable “place” has two different usage in the entire code. It created a lot of confusion, to track the state of the robot.</text:span></text:p>
      <text:p text:style-name="P15"/>
      <text:p text:style-name="P15">- <text:span text:style-name="T21">Please write more comments corresponding to the given functions. This would make the program readable and better to understand.</text:span></text:p>
      <text:p text:style-name="P15"/>
      <text:p text:style-name="P16">- <text:span text:style-name="T21">Writing short code, does not always mean, a better, efficient code. Poor selection of names for variables, combined with lesser comments, made the whole program almost unreadable and a big source of time loss.</text:span></text:p>
      <text:p text:style-name="P4"/>
      <text:p text:style-name="P4"><text:span text:style-name="T21"><text:s text:c="2"/></text:span></text:p>
      <text:p text:style-name="P4"/>
      <text:p text:style-name="P8">d) Concepts of Javascript </text:p>
      <text:p text:style-name="P18"/>
      <text:p text:style-name="P13">- high order functions (e.g. map, filter), construction classes, <text:span text:style-name="T22">array/object handling, call back functions (e.g. randomRobot), array methods (like. push method, split method, Object.keys). So, in this code, we can see functional programming, and object oriented programming in addition to the built in array methods for data handling.</text:span></text:p>
      <text:p text:style-name="P13"/>
      <text:p text:style-name="P17">The code is as follows: </text:p>
      <text:p text:style-name="P13"/>
      <text:p text:style-name="P22">var roads = [</text:p>
      <text:p text:style-name="P23">"Alice's House-Bob's House", "Alice's House-Cabin",</text:p>
      <text:p text:style-name="P23">"Alice's House-Post Office", "Bob's House-Town Hall",</text:p>
      <text:p text:style-name="P23">"Daria's House-Ernie's House", "Daria's House-Town Hall",</text:p>
      <text:p text:style-name="P23">"Ernie's House-Grete's House", "Grete's House-Farm",</text:p>
      <text:p text:style-name="P23">"Grete's House-Shop", "Marketplace-Farm",</text:p>
      <text:p text:style-name="P23">"Marketplace-Post Office", "Marketplace-Shop",</text:p>
      <text:p text:style-name="P23">"Marketplace-Town Hall", "Shop-Town Hall"</text:p>
      <text:p text:style-name="P23">];</text:p>
      <text:p text:style-name="P23">function buildGraph(edges) {</text:p>
      <text:p text:style-name="P23">let graph = Object.create(null);</text:p>
      <text:p text:style-name="P23">function addEdge(from, to) {</text:p>
      <text:p text:style-name="P23"><text:soft-page-break/>if (graph[from] == null) {</text:p>
      <text:p text:style-name="P23">graph[from] = [to];</text:p>
      <text:p text:style-name="P23">} else {</text:p>
      <text:p text:style-name="P23">graph[from].push(to);</text:p>
      <text:p text:style-name="P23">}</text:p>
      <text:p text:style-name="P23">}</text:p>
      <text:p text:style-name="P23">for (let [from, to] of edges.map(r =&gt; r.split("-"))) {</text:p>
      <text:p text:style-name="P23">addEdge(from, to) // from = alice house ; to = bob house</text:p>
      <text:p text:style-name="P23">addEdge(to, from); // to = alice house ; from = alice house</text:p>
      <text:p text:style-name="P23">}</text:p>
      <text:p text:style-name="P23">return graph;</text:p>
      <text:p text:style-name="P23">}</text:p>
      <text:p text:style-name="P23">var roadGraph = buildGraph(roads);</text:p>
      <text:p text:style-name="P23">// storing 2 state values</text:p>
      <text:p text:style-name="P23">// place = current location of the robot</text:p>
      <text:p text:style-name="P23">//parcels = array that holds a parcel [{place(where the package is), address}]</text:p>
      <text:p text:style-name="P23">var VillageState = class VillageState {</text:p>
      <text:p text:style-name="P23">constructor(place, parcels) { </text:p>
      <text:p text:style-name="P23">this.place = place; // </text:p>
      <text:p text:style-name="P23">this.parcels = parcels;</text:p>
      <text:p text:style-name="P23">}</text:p>
      <text:p text:style-name="P23">// place = post office</text:p>
      <text:p text:style-name="P23">//Parcel = [(place = bob, address = ALice)]</text:p>
      <text:p text:style-name="P23">move(destination) { // destination = "alice house"; this.place = "post office"</text:p>
      <text:p text:style-name="P23">if (!roadGraph[this.place].includes(destination)) {</text:p>
      <text:p text:style-name="P23">return this;</text:p>
      <text:p text:style-name="P23">} </text:p>
      <text:p text:style-name="P23">// this.parcels = [{place = "Hermann", delivery_ address = "alice"}]; this.place = "postoffice"; </text:p>
      <text:p text:style-name="P23">else {</text:p>
      <text:p text:style-name="P23">let parcels = this.parcels.map(p =&gt; { </text:p>
      <text:p text:style-name="P23">if (p.place != this.place) return p; //place stores the address where the packet is to be fetched</text:p>
      <text:p text:style-name="P23">return {place: destination, address: p.address};</text:p>
      <text:p text:style-name="P23">}).filter(p =&gt; p.place != p.address);</text:p>
      <text:p text:style-name="P23">return new VillageState(destination, parcels); //updating the current position of robot </text:p>
      <text:p text:style-name="P23">}</text:p>
      <text:p text:style-name="P23">}</text:p>
      <text:p text:style-name="P23">}</text:p>
      <text:p text:style-name="P23">function runRobot(state, robot, memory) {</text:p>
      <text:p text:style-name="P23">for (let turn = 0;; turn++) {</text:p>
      <text:p text:style-name="P23">if (state.parcels.length == 0) { </text:p>
      <text:p text:style-name="P23">console.log(`Done in ${turn} turns`);</text:p>
      <text:p text:style-name="P23">break;</text:p>
      <text:p text:style-name="P23">}</text:p>
      <text:p text:style-name="P23">let action = robot(state, memory); </text:p>
      <text:p text:style-name="P23">state = state.move(action.direction); </text:p>
      <text:p text:style-name="P23">memory = action.memory; </text:p>
      <text:p text:style-name="P23">console.log(`Moved to ${action.direction}`);</text:p>
      <text:p text:style-name="P23">}</text:p>
      <text:p text:style-name="P23">}</text:p>
      <text:p text:style-name="P24"><text:soft-page-break/></text:p>
      <text:p text:style-name="P23">function randomPick(array) {</text:p>
      <text:p text:style-name="P23">let choice = Math.floor(Math.random() * array.length);</text:p>
      <text:p text:style-name="P23">return array[choice];</text:p>
      <text:p text:style-name="P23">}</text:p>
      <text:p text:style-name="P23">function randomRobot(state) {</text:p>
      <text:p text:style-name="P23">return {direction: randomPick(roadGraph[state.place])};</text:p>
      <text:p text:style-name="P23">}</text:p>
      <text:p text:style-name="P24"/>
      <text:p text:style-name="P23">VillageState.random = function(parcelCount = 5) {</text:p>
      <text:p text:style-name="P23">let parcels = [];</text:p>
      <text:p text:style-name="P23">for (let i = 0; i &lt; parcelCount; i++) {</text:p>
      <text:p text:style-name="P23">let address = randomPick(Object.keys(roadGraph));</text:p>
      <text:p text:style-name="P23">let place; </text:p>
      <text:p text:style-name="P23">do {</text:p>
      <text:p text:style-name="P23">place = randomPick(Object.keys(roadGraph));</text:p>
      <text:p text:style-name="P23">} while (place == address); </text:p>
      <text:p text:style-name="P23">parcels.push({place, address});</text:p>
      <text:p text:style-name="P23">}</text:p>
      <text:p text:style-name="P23">return new VillageState("Post Office", parcels);</text:p>
      <text:p text:style-name="P23">};</text:p>
      <text:p text:style-name="P23">var mailRoute = [</text:p>
      <text:p text:style-name="P23">"Alice's House", "Cabin", "Alice's House", "Bob's House",</text:p>
      <text:p text:style-name="P23">"Town Hall", "Daria's House", "Ernie's House",</text:p>
      <text:p text:style-name="P23">"Grete's House", "Shop", "Grete's House", "Farm",</text:p>
      <text:p text:style-name="P23">"Marketplace", "Post Office"</text:p>
      <text:p text:style-name="P23">];</text:p>
      <text:p text:style-name="P23">function routeRobot(state, memory) {</text:p>
      <text:p text:style-name="P23">if (memory.length == 0) {</text:p>
      <text:p text:style-name="P23">memory = mailRoute;</text:p>
      <text:p text:style-name="P23">}</text:p>
      <text:p text:style-name="P23">return {direction: memory[0], memory: memory.slice(1)};</text:p>
      <text:p text:style-name="P23">}</text:p>
      <text:p text:style-name="P23">function findRoute(graph, from, to) {</text:p>
      <text:p text:style-name="P23">let work = [{at: from, route: []}];</text:p>
      <text:p text:style-name="P23">for (let i = 0; i &lt; work.length; i++) {</text:p>
      <text:p text:style-name="P23">let {at, route} = work[i];</text:p>
      <text:p text:style-name="P23">for (let place of graph[at]) {</text:p>
      <text:p text:style-name="P23">if (place == to) return route.concat(place);</text:p>
      <text:p text:style-name="P23">if (!work.some(w =&gt; w.at == place)) {</text:p>
      <text:p text:style-name="P23">work.push({at: place, route: route.concat(place)});</text:p>
      <text:p text:style-name="P23">}</text:p>
      <text:p text:style-name="P23">}</text:p>
      <text:p text:style-name="P23">}</text:p>
      <text:p text:style-name="P23">}</text:p>
      <text:p text:style-name="P23">function goalOrientedRobot({place, parcels}, route) {</text:p>
      <text:p text:style-name="P23">if (route.length == 0) {</text:p>
      <text:p text:style-name="P23">let parcel = parcels[0];</text:p>
      <text:p text:style-name="P23">if (parcel.place != place) {</text:p>
      <text:p text:style-name="P23">route = findRoute(roadGraph, place, parcel.place);</text:p>
      <text:p text:style-name="P23">} else {</text:p>
      <text:p text:style-name="P23"><text:soft-page-break/>route = findRoute(roadGraph, place, parcel.address);</text:p>
      <text:p text:style-name="P23">}</text:p>
      <text:p text:style-name="P23">}</text:p>
      <text:p text:style-name="P23">return {direction: route[0], memory: route.slice(1)};</text:p>
      <text:p text:style-name="P23">}</text:p>
      <text:p text:style-name="P23">console.log(runRobot(VillageState.random(), randomRobot, [])); </text:p>
      <text:p text:style-name="P25"><text:span text:style-name="T3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2T11:03:53.630951153</meta:creation-date>
    <dc:date>2020-11-12T14:25:03.615159118</dc:date>
    <meta:editing-duration>PT8M7S</meta:editing-duration>
    <meta:editing-cycles>3</meta:editing-cycles>
    <meta:generator>LibreOffice/6.4.6.2$Linux_X86_64 LibreOffice_project/40$Build-2</meta:generator>
    <meta:document-statistic meta:table-count="0" meta:image-count="0" meta:object-count="0" meta:page-count="5" meta:paragraph-count="140" meta:word-count="976" meta:character-count="6453" meta:non-whitespace-character-count="5578"/>
  </office:meta>
</office:document-meta>
</file>